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460000311C00005271ABF76E881AAFE12C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eXGyrePagella" svg:font-family="TeXGyrePagella"/>
    <style:font-face style:name="Calibri3" svg:font-family="Calibri" style:font-family-generic="swiss"/>
    <style:font-face style:name="Liberation Sans2" svg:font-family="'Liberation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X Gyre Termes Math" svg:font-family="'TeX Gyre Termes Math'" style:font-pitch="variable"/>
    <style:font-face style:name="TeXGyrePagella1" svg:font-family="TeXGyrePagell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4cm" fo:min-width="11.77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4.752cm"/>
    </style:style>
    <style:style style:name="gr3" style:family="graphic" style:parent-style-name="standard">
      <style:graphic-properties draw:stroke="none" draw:fill="none" fo:min-height="5.5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cm" fo:min-width="0cm"/>
    </style:style>
    <style:style style:name="gr5" style:family="graphic" style:parent-style-name="standard">
      <style:graphic-properties draw:stroke="none" draw:fill="none" fo:min-height="4.534cm"/>
    </style:style>
    <style:style style:name="gr6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 style:font-independent-line-spacing="true"/>
      <style:text-properties fo:color="#333333" style:font-name="Liberation Sans3" fo:font-size="18pt"/>
    </style:style>
    <style:style style:name="P2" style:family="paragraph">
      <style:paragraph-properties fo:margin-top="0cm" fo:margin-bottom="0.152cm"/>
      <style:text-properties fo:color="#333333"/>
    </style:style>
    <style:style style:name="P3" style:family="paragraph">
      <style:text-properties fo:color="#333333"/>
    </style:style>
    <style:style style:name="P4" style:family="paragraph">
      <style:paragraph-properties fo:line-height="100%" fo:text-align="justify"/>
      <style:text-properties fo:color="#333333"/>
    </style:style>
    <style:style style:name="P5" style:family="paragraph">
      <loext:graphic-properties draw:fill="none" draw:fill-color="#ffffff"/>
      <style:paragraph-properties fo:margin-top="0cm" fo:margin-bottom="0.152cm"/>
      <style:text-properties fo:color="#333333" style:font-name="TeX Gyre Termes Math"/>
    </style:style>
    <style:style style:name="P6" style:family="paragraph">
      <loext:graphic-properties draw:fill="none" draw:fill-color="#ffffff"/>
      <style:text-properties fo:color="#666666" style:font-name="TeX Gyre Termes Math" fo:font-size="12pt" style:font-size-asian="12pt" style:font-size-complex="12pt"/>
    </style:style>
    <style:style style:name="P7" style:family="paragraph">
      <style:paragraph-properties fo:margin-top="0cm" fo:margin-bottom="0.152cm" fo:text-align="justify"/>
    </style:style>
    <style:style style:name="P8" style:family="paragraph">
      <style:paragraph-properties fo:text-align="justify"/>
    </style:style>
    <style:style style:name="P9" style:family="paragraph">
      <loext:graphic-properties draw:fill="none"/>
      <style:paragraph-properties fo:margin-top="0cm" fo:margin-bottom="0.152cm" fo:text-align="justify"/>
    </style:style>
    <style:style style:name="P10" style:family="paragraph">
      <loext:graphic-properties draw:fill="none" draw:fill-color="#ffffff"/>
      <style:paragraph-properties fo:margin-top="0cm" fo:margin-bottom="0.152cm" fo:text-align="justify"/>
      <style:text-properties fo:color="#333333"/>
    </style:style>
    <style:style style:name="P11" style:family="paragraph">
      <loext:graphic-properties draw:fill-color="#ffffff"/>
    </style:style>
    <style:style style:name="T1" style:family="text">
      <style:text-properties fo:color="#000000" style:font-name="TeXGyrePagella1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2" style:family="text">
      <style:text-properties fo:color="#000000" style:font-name="TeXGyrePagella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font-name="TeXGyrePagella1" fo:font-size="16pt" style:font-size-asian="16pt" style:font-size-complex="16pt"/>
    </style:style>
    <style:style style:name="T4" style:family="text">
      <style:text-properties style:font-name="TeXGyrePagella1"/>
    </style:style>
    <style:style style:name="T5" style:family="text">
      <style:text-properties style:font-name="TeX Gyre Termes Math" fo:font-size="14pt" style:font-size-asian="14pt" style:font-size-complex="14pt"/>
    </style:style>
    <style:style style:name="T6" style:family="text">
      <style:text-properties fo:color="#666666" style:font-name="TeX Gyre Termes Math" fo:font-size="12pt" style:font-size-asian="12pt" style:font-size-complex="12pt"/>
    </style:style>
    <style:style style:name="T7" style:family="text">
      <style:text-properties fo:color="#333333" style:font-name="TeXGyrePagella1"/>
    </style:style>
    <style:style style:name="T8" style:family="text">
      <style:text-properties fo:color="#333333" style:font-name="TeX Gyre Termes Math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and_20_Content" presentation:presentation-page-layout-name="AL1T11" presentation:use-date-time-name="dtd1">
        <office:forms form:automatic-focus="false" form:apply-design-mode="false"/>
        <draw:frame draw:name="Title 1" presentation:style-name="pr1" draw:text-style-name="P1" draw:layer="layout" svg:width="20.638cm" svg:height="2.38cm" svg:x="1.27cm" svg:y="0.922cm" presentation:class="title" presentation:user-transformed="true">
          <draw:text-box>
            <text:p><text:span text:style-name="T1">Master Thesis</text:span><text:span text:style-name="T1"><text:line-break/></text:span><text:span text:style-name="T2">Safety-critical control in mixed criticality embedded systems</text:span><text:span text:style-name="T2"><text:line-break/></text:span><text:span text:style-name="T3">Emil Hjelm</text:span></text:p>
          </draw:text-box>
        </draw:frame>
        <draw:frame draw:style-name="gr1" draw:text-style-name="P5" draw:layer="layout" svg:width="12.278cm" svg:height="5.284cm" svg:x="12.916cm" svg:y="7.003cm">
          <draw:text-box>
            <text:p text:style-name="P2"><text:span text:style-name="T4">Practical part</text:span></text:p>
            <text:list text:style-name="L2">
              <text:list-item>
                <text:p text:style-name="P3"><text:span text:style-name="T5">Implement control system on the Zynq-7000</text:span></text:p>
                <text:p text:style-name="P3"><text:span text:style-name="T5"/></text:p>
              </text:list-item>
              <text:list-item>
                <text:p text:style-name="P3"><text:span text:style-name="T5">Measure CPU utilization, missed deadlines, </text:span></text:p>
                <text:p text:style-name="P3"><text:span text:style-name="T5">effects of different scheduling methods.</text:span></text:p>
                <text:p text:style-name="P3"><text:span text:style-name="T5"/></text:p>
              </text:list-item>
              <text:list-item>
                <text:p text:style-name="P4"><text:span text:style-name="T5">Measure control algorithm performance</text:span></text:p>
                <text:p text:style-name="P4"><text:span text:style-name="T5"/></text:p>
              </text:list-item>
              <text:list-item>
                <text:p text:style-name="P3"><text:span text:style-name="T5">Measure effect of different process scheduling methods.</text:span></text:p>
              </text:list-item>
            </text:list>
          </draw:text-box>
        </draw:frame>
        <draw:frame draw:style-name="gr2" draw:text-style-name="P6" draw:layer="layout" svg:width="5.252cm" svg:height="1.588cm" svg:x="20.148cm" svg:y="12.7cm">
          <draw:text-box>
            <text:p><text:span text:style-name="T6">Supervisors: </text:span></text:p>
            <text:p><text:span text:style-name="T6">Detlef Scholle</text:span><text:span text:style-name="T6"><text:tab/></text:span><text:span text:style-name="T6"><text:tab/></text:span><text:span text:style-name="T6">Alten</text:span></text:p>
            <text:p><text:span text:style-name="T6">TBD</text:span><text:span text:style-name="T6"><text:tab/></text:span><text:span text:style-name="T6"><text:tab/></text:span><text:span text:style-name="T6"><text:tab/></text:span><text:span text:style-name="T6">KTH</text:span></text:p>
          </draw:text-box>
        </draw:frame>
        <draw:frame draw:style-name="gr3" draw:text-style-name="P9" draw:layer="layout" svg:width="10.414cm" svg:height="5.784cm" svg:x="1.27cm" svg:y="3.219cm">
          <draw:text-box>
            <text:p text:style-name="P7"><text:span text:style-name="T7">Project background</text:span></text:p>
            <text:list text:style-name="L2">
              <text:list-item>
                <text:p text:style-name="P8"><text:span text:style-name="T8">Today: Automotive systems have dedicated ECUs for each application. → <text:s/>Expensive and inefficient</text:span></text:p>
                <text:p text:style-name="P8"><text:span text:style-name="T8"/></text:p>
              </text:list-item>
              <text:list-item>
                <text:p text:style-name="P8"><text:span text:style-name="T8">Vision: Mixed Criticality Systems combining multiple tasks of different criticality.</text:span></text:p>
                <text:p text:style-name="P8"><text:span text:style-name="T8"/></text:p>
              </text:list-item>
              <text:list-item>
                <text:p text:style-name="P8"><text:span text:style-name="T8">Problem: Need to ensure isolation between safety-ciritical and non-critical tasks.</text:span></text:p>
              </text:list-item>
            </text:list>
          </draw:text-box>
        </draw:frame>
        <draw:frame draw:style-name="gr4" draw:text-style-name="P10" draw:layer="layout" svg:width="11.43cm" svg:height="3.65cm" svg:x="12.916cm" svg:y="3.208cm">
          <draw:text-box>
            <text:p text:style-name="P7"><text:span text:style-name="T7">Project description</text:span></text:p>
            <text:p text:style-name="P8"><text:span text:style-name="T8">Implement a safety-critical control system on the Zynq-7000 and determine the performance of controller during heavy non-critical computational load versus no non-critical computational load. </text:span></text:p>
          </draw:text-box>
        </draw:frame>
        <draw:frame draw:style-name="gr5" draw:text-style-name="P9" draw:layer="layout" svg:width="10.414cm" svg:height="4.784cm" svg:x="1.27cm" svg:y="9.144cm">
          <draw:text-box>
            <text:p text:style-name="P7"><text:span text:style-name="T7">Theoretical part</text:span></text:p>
            <text:list text:style-name="L2">
              <text:list-item>
                <text:p text:style-name="P8"><text:span text:style-name="T8">Literature study of mixed criticality systems</text:span></text:p>
                <text:p text:style-name="P8"><text:span text:style-name="T8"/></text:p>
              </text:list-item>
              <text:list-item>
                <text:p text:style-name="P8"><text:span text:style-name="T8">Study of current system (Zynq-7000)</text:span></text:p>
                <text:p text:style-name="P8"><text:span text:style-name="T8"/></text:p>
              </text:list-item>
              <text:list-item>
                <text:p text:style-name="P8"><text:span text:style-name="T8">Study on previously used algorithms for processor scheduling for mixed criticality systems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eXGyrePagella" svg:font-family="TeXGyrePagella"/>
    <style:font-face style:name="Calibri3" svg:font-family="Calibri" style:font-family-generic="swiss"/>
    <style:font-face style:name="Liberation Sans2" svg:font-family="'Liberation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X Gyre Termes Math" svg:font-family="'TeX Gyre Termes Math'" style:font-pitch="variable"/>
    <style:font-face style:name="TeXGyrePagella1" svg:font-family="TeXGyrePagell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aae7" draw:end-color="#84cef2" draw:start-intensity="100%" draw:end-intensity="100%" draw:angle="18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d4f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4d4d4f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4d4d4f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4d4d4f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8.287cm" fo:padding-top="0.125cm" fo:padding-bottom="0.125cm" fo:padding-left="0.25cm" fo:padding-right="0.25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d4d4f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4d4d4f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4d4d4f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4d4d4f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4d4d4f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1.743cm" svg:height="2.575cm" svg:x="22.9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6" draw:layer="backgroundobjects" svg:width="1.253cm" svg:height="2.103cm" svg:x="23.175cm" svg:y="0.236cm">
        <draw:image xlink:href="Pictures/200000460000311C00005271ABF76E881AAFE12C.wmf" xlink:type="simple" xlink:show="embed" xlink:actuate="onLoad">
          <text:p/>
        </draw:image>
      </draw:frame>
      <draw:frame draw:name="Title 1" presentation:style-name="Mpr1" draw:text-style-name="MP8" draw:layer="backgroundobjects" svg:width="20.638cm" svg:height="2.38cm" svg:x="1.27cm" svg:y="0.572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2" draw:text-style-name="MP8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  <text:list>
                                            <text:list-item>
                                              <text:p text:style-name="MP10"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7-01-27">1/27/17</text:date></text:span></text:p>
        </draw:text-box>
      </draw:frame>
      <draw:frame draw:name="Footer Placeholder 4" presentation:style-name="Mpr3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2" draw:layer="backgroundobjects" svg:width="0.001cm" svg:height="0.001cm" svg:x="0cm" svg:y="0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jobbare 2</meta:initial-creator>
    <meta:creation-date>2014-02-10T10:00:07</meta:creation-date>
    <dc:date>2017-01-27T14:41:28.112119714</dc:date>
    <meta:editing-duration>PT8H46M51S</meta:editing-duration>
    <meta:editing-cycles>32</meta:editing-cycles>
    <meta:generator>LibreOffice/5.1.4.2$Linux_X86_64 LibreOffice_project/10m0$Build-2</meta:generator>
    <meta:printed-by>Exjobbare 2</meta:printed-by>
    <meta:print-date>2014-02-11T09:59:54</meta:print-date>
    <meta:document-statistic meta:object-count="31"/>
  </office:meta>
</office:document-meta>
</file>